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text-properties officeooo:rsid="001e47da" officeooo:paragraph-rsid="001e47da"/>
    </style:style>
    <style:style style:name="P2" style:family="paragraph" style:parent-style-name="Standard">
      <style:text-properties officeooo:paragraph-rsid="001e47da"/>
    </style:style>
    <style:style style:name="P3" style:family="paragraph" style:parent-style-name="Standard">
      <style:text-properties officeooo:rsid="001e47da" officeooo:paragraph-rsid="001e47da"/>
    </style:style>
    <style:style style:name="P4" style:family="paragraph" style:parent-style-name="Standard">
      <style:text-properties officeooo:rsid="001ff23d" officeooo:paragraph-rsid="001ff23d"/>
    </style:style>
    <style:style style:name="P5" style:family="paragraph" style:parent-style-name="Standard">
      <style:text-properties officeooo:rsid="0020f42b" officeooo:paragraph-rsid="0020f42b"/>
    </style:style>
    <style:style style:name="P6" style:family="paragraph" style:parent-style-name="Standard">
      <style:text-properties officeooo:paragraph-rsid="0022b6e7"/>
    </style:style>
    <style:style style:name="P7" style:family="paragraph" style:parent-style-name="Standard">
      <style:text-properties officeooo:paragraph-rsid="0023f1ec"/>
    </style:style>
    <style:style style:name="T1" style:family="text">
      <style:text-properties officeooo:rsid="001e47da"/>
    </style:style>
    <style:style style:name="T2" style:family="text">
      <style:text-properties officeooo:rsid="001ff23d"/>
    </style:style>
    <style:style style:name="T3" style:family="text">
      <style:text-properties officeooo:rsid="0020f42b"/>
    </style:style>
    <style:style style:name="T4" style:family="text">
      <style:text-properties officeooo:rsid="0022b6e7"/>
    </style:style>
    <style:style style:name="T5" style:family="text">
      <style:text-properties fo:language="en" fo:country="US"/>
    </style:style>
    <style:style style:name="T6" style:family="text">
      <style:text-properties fo:language="en" fo:country="US" officeooo:rsid="0022b6e7"/>
    </style:style>
    <style:style style:name="T7" style:family="text">
      <style:text-properties fo:language="en" fo:country="US" officeooo:rsid="0023f1ec"/>
    </style:style>
    <style:style style:name="T8" style:family="text">
      <style:text-properties officeooo:rsid="00233f96"/>
    </style:style>
    <style:style style:name="T9" style:family="text">
      <style:text-properties officeooo:rsid="0023f1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ssignment 13</text:h>
      <text:p text:style-name="P3"/>
      <text:p text:style-name="P3">In this assignment you are to write and run a program in Java or C/C++, that will compare the number of comparisons of 2 versions of the Quicksort algorithm (not random). </text:p>
      <text:p text:style-name="P2"><text:span text:style-name="T1">Before you continue, read the instructions in Section 2.6 of this manual.</text:span></text:p>
      <text:p text:style-name="P2"/>
      <text:p text:style-name="P3">The purpose of this assignment is to compare the complexity 2 versions of the Quicksort algorithm. We’ll measure the complexity via a counter that keeps track of the number of comparisons each version executes. The versions are as follows:</text:p>
      <text:p text:style-name="P3">1) The Quicksort algorithm as described in page 122 of <text:span text:style-name="T2">the book.</text:span></text:p>
      <text:p text:style-name="P4">2) The second algorithm is different from the first version in the following manner: Instead of using a pivot element that is always positioned in the rightmost cell of the sub-array, the algorithm will use as a pivot the element that is neither the minimum nor the maximum of the sub-array (in the most efficient way possible).</text:p>
      <text:p text:style-name="P4"/>
      <text:p text:style-name="P4">You are to describe in a table the comparisons of both versions of the algorithm as follows: </text:p>
      <text:p text:style-name="P4">1) The input for the algorithms will be all n! permutations of (1,…,n). <text:s/></text:p>
      <text:p text:style-name="P4">2) For each version, <text:span text:style-name="T3">the average number of comparisons for x worst-case scenarios (when 1&gt;x&gt;0).</text:span></text:p>
      <text:p text:style-name="P5">3) <text:span text:style-name="T2">For each version, </text:span>the average number of comparisons for x best-case scenarios.</text:p>
      <text:p text:style-name="P5">4) <text:span text:style-name="T2">For each version, </text:span>the average number of comparisons for all n! possible inputs.</text:p>
      <text:p text:style-name="P2"/>
      <text:p text:style-name="P5">Send both versions and subroutines used for analysis as code files (in the language you chose).</text:p>
      <text:p text:style-name="P2"/>
      <text:p text:style-name="P6"><text:soft-page-break/><text:span text:style-name="T4">The main difficulty in this assignment and your goal in it is to produce above information for n as large as possible and for x as large as possible </text:span><text:span text:style-name="T5">(but </text:span><text:span text:style-name="T6">x</text:span><text:span text:style-name="T5">&gt;=0.5 will probably not be interesting, set interesting values </text:span><text:span text:style-name="T6">for x</text:span><text:span text:style-name="T5"> yourself)</text:span><text:span text:style-name="T4">. Note that n=15 is already challenging since 15! is over 15 trillion and you probably won’t be able to hold all the permutations in one array… you can use the solution for the last question in the pervious assignment for this purpose. </text:span><text:span text:style-name="T5">You can replace the deterministic select </text:span><text:span text:style-name="T6">function </text:span><text:span text:style-name="T5">with the simpler to write RandomizedSelect. </text:span><text:span text:style-name="T6">As such, you can use the following algorithm to produce permutations: </text:span></text:p>
      <text:p text:style-name="P7"><text:line-break/> GenerateNextPermutation(A, n)<text:line-break/> <text:s text:c="3"/>i = n - 1<text:line-break/> <text:s text:c="3"/>while i &gt;= 1 and A[i] &gt; A[i <text:span text:style-name="T8">+</text:span> 1]:<text:line-break/> <text:s text:c="7"/>i --<text:line-break/> <text:s text:c="3"/>if i = 0<text:line-break/> <text:s text:c="7"/>return<text:line-break/> <text:s text:c="3"/>c = i<text:span text:style-name="T8">+1</text:span><text:line-break/> <text:s text:c="3"/>for j<text:span text:style-name="T8">=i+2</text:span> <text:span text:style-name="T8">to n</text:span><text:line-break/> <text:s text:c="7"/>if A[i] &lt; A[j] &lt; A[c]:<text:line-break/> <text:s text:c="11"/>c = j<text:line-break/> <text:s text:c="3"/><text:span text:style-name="T8">Swap(A, i, c)</text:span><text:line-break/> <text:s text:c="3"/><text:span text:style-name="T8">Reverse(A, i+1, n)</text:span><text:line-break/><text:line-break/><text:line-break/><text:span text:style-name="T8">Where Reverse(A, p, r) reverses the sub-array between p and r inclusive. The input to the algorithm is an array A (whose first index is 1) so that A = [1,…,n] (but in fact it could be any permutation of (1,…,n)). </text:span><text:span text:style-name="T5">Run this algorithm (for yourself) for small values </text:span><text:span text:style-name="T7">of</text:span><text:span text:style-name="T5"> n to see what it does and how you can use it in </text:span><text:span text:style-name="T7">the assignment</text:span><text:span text:style-name="T5"> (you can use this algorithm as is without proof or complexity analysis but note that there are more efficient versions of it so you may want to improve it). </text:span></text:p>
      <text:p text:style-name="P7"><text:span text:style-name="T5"/></text:p>
      <text:p text:style-name="P7"><text:span text:style-name="T5">Finally, analyze the resulting table comparing the two versions and explain how (if at all) its values comply with the complexity analysis of the asymptotic number of comparisons of the two versions. (This part, </text:span><text:span text:style-name="T7">including</text:span><text:span text:style-name="T5"> the table, will be attached as a separate typed file).</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right="0cm" fo:margin-top="0cm" fo:margin-bottom="0.353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 style:display-name="List 2" style:family="paragraph" style:parent-style-name="Standard" style:class="list">
      <style:paragraph-properties fo:margin-left="1.27cm" fo:margin-right="0cm" fo:margin-top="0cm" fo:margin-bottom="0.353cm" style:contextual-spacing="true" fo:text-indent="-0.635cm" style:auto-text-indent="false"/>
    </style:style>
    <style:style style:name="List_20_3" style:display-name="List 3" style:family="paragraph" style:parent-style-name="Standard" style:class="list">
      <style:paragraph-properties fo:margin-left="1.905cm" fo:margin-right="0cm" fo:margin-top="0cm" fo:margin-bottom="0.353cm" style:contextual-spacing="true" fo:text-indent="-0.635cm" style:auto-text-indent="false"/>
    </style:style>
    <style:style style:name="List_20_Bullet" style:display-name="List Bullet" style:family="paragraph" style:parent-style-name="Standard" style:list-style-name="WWNum1">
      <style:paragraph-properties fo:margin-top="0cm" fo:margin-bottom="0.353cm" style:contextual-spacing="true"/>
    </style:style>
    <style:style style:name="List_20_Bullet_20_2" style:display-name="List Bullet 2" style:family="paragraph" style:parent-style-name="Standard" style:list-style-name="WWNum2">
      <style:paragraph-properties fo:margin-top="0cm" fo:margin-bottom="0.353cm" style:contextual-spacing="true"/>
    </style:style>
    <style:style style:name="List_20_Bullet_20_3" style:display-name="List Bullet 3" style:family="paragraph" style:parent-style-name="Standard" style:list-style-name="WWNum3">
      <style:paragraph-properties fo:margin-top="0cm" fo:margin-bottom="0.353cm" style:contextual-spacing="true"/>
    </style:style>
    <style:style style:name="List_20_Number" style:display-name="List Number" style:family="paragraph" style:parent-style-name="Standard" style:list-style-name="WWNum5">
      <style:paragraph-properties fo:margin-top="0cm" fo:margin-bottom="0.353cm" style:contextual-spacing="true"/>
    </style:style>
    <style:style style:name="List_20_Number_20_2" style:display-name="List Number 2" style:family="paragraph" style:parent-style-name="Standard" style:list-style-name="WWNum6">
      <style:paragraph-properties fo:margin-top="0cm" fo:margin-bottom="0.353cm" style:contextual-spacing="true"/>
    </style:style>
    <style:style style:name="List_20_Number_20_3" style:display-name="List Number 3" style:family="paragraph" style:parent-style-name="Standard" style:list-style-name="WWNum7">
      <style:paragraph-properties fo:margin-top="0cm" fo:margin-bottom="0.353cm" style:contextual-spacing="true"/>
    </style:style>
    <style:style style:name="List_20_Continue" style:display-name="List Continue" style:family="paragraph" style:parent-style-name="Standard">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true" fo:text-indent="0cm" style:auto-text-indent="fals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2</meta:editing-cycles>
    <meta:creation-date>2013-12-23T23:15:00</meta:creation-date>
    <dc:date>2025-01-01T19:36:17.650610472</dc:date>
    <meta:editing-duration>PT5M29S</meta:editing-duration>
    <meta:generator>LibreOffice/7.3.7.2$Linux_X86_64 LibreOffice_project/30$Build-2</meta:generator>
    <meta:document-statistic meta:table-count="0" meta:image-count="0" meta:object-count="0" meta:page-count="2" meta:paragraph-count="15" meta:word-count="534" meta:character-count="3052" meta:non-whitespace-character-count="2458"/>
    <meta:user-defined meta:name="AppVersion">14.0000</meta:user-defined>
    <meta:template xlink:type="simple" xlink:actuate="onRequest" xlink:title="Normal.dotm" xlink:href=""/>
  </office:meta>
</office:document-meta>
</file>